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IPÓTESIS DE MOVER</text:p>
      <text:p text:style-name="Standard"/>
      <text:list text:style-name="L1">
        <text:list-item>
          <text:p text:style-name="P1">Si se usa MOVER con un archivo duplicado, y en dup figura el correspondiente con la extensión .999, no se realiza el movimiento.</text:p>
        </text:list-item>
        <text:list-item>
          <text:p text:style-name="P1">No se pueden mover directorios</text:p>
        </text:list-item>
        <text:list-item>
          <text:p text:style-name="P1">No se pueden realizar movimientos sobre varios archivos a través de wildcards</text:p>
        </text:list-item>
        <text:list-item>
          <text:p text:style-name="P1">Si no se envía el nombre del archivo de log como tercer parámetro, se utilizará la salida standard.</text:p>
        </text:list-item>
      </text:list>
      <text:p text:style-name="Standard"/>
      <text:p text:style-name="Standard">HIPÓTESIS DE GLOG</text:p>
      <text:p text:style-name="Standard"/>
      <text:list text:style-name="L2">
        <text:list-item>
          <text:p text:style-name="P2">Si $LOGDIR no está setteada, se imprimirá el archivo de log en $GRUPO. Si tampoco $GRUPO está setteada, se lo hará en el directorio actual.</text:p>
        </text:list-item>
        <text:list-item>
          <text:p text:style-name="P2">Si $LOGEXT está setteada, GLOG se encarga de escribir el archivo de log con esa extensión. De no estar setteada, no se agregará ninguna extensión (se supone que quien lo invoca está conciente de esto y se encargará de incluir la extensión del archivo al llamar a GLOG).</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08-05-22T02:28:27</meta:creation-date>
    <dc:date>2008-05-28T22:49:08</dc:date>
    <meta:editing-cycles>5</meta:editing-cycles>
    <meta:editing-duration>PT31M33S</meta:editing-duration>
    <meta:user-defined meta:name="Info 1"/>
    <meta:user-defined meta:name="Info 2"/>
    <meta:user-defined meta:name="Info 3"/>
    <meta:user-defined meta:name="Info 4"/>
    <meta:document-statistic meta:table-count="0" meta:image-count="0" meta:object-count="0" meta:page-count="1" meta:paragraph-count="8" meta:word-count="137" meta:character-count="777"/>
  </office:meta>
</office:document-meta>
</file>